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88cm" fo:min-width="0.738cm"/>
      <style:paragraph-properties style:writing-mode="lr-tb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988cm" fo:min-width="0.738cm"/>
      <style:paragraph-properties style:writing-mode="lr-tb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988cm" fo:min-width="0.738cm"/>
      <style:paragraph-properties style:writing-mode="lr-tb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0.988cm" fo:min-width="0.738cm"/>
      <style:paragraph-properties style:writing-mode="lr-tb"/>
    </style:style>
    <style:style style:name="gr5" style:family="graphic" style:parent-style-name="standard">
      <style:graphic-properties draw:fill-color="#800080" draw:textarea-horizontal-align="justify" draw:textarea-vertical-align="middle" draw:auto-grow-height="false" fo:min-height="0.988cm" fo:min-width="0.738cm"/>
      <style:paragraph-properties style:writing-mode="lr-tb"/>
    </style:style>
    <style:style style:name="gr6" style:family="graphic" style:parent-style-name="standard">
      <style:graphic-properties draw:fill-color="#ffbf00" draw:textarea-horizontal-align="justify" draw:textarea-vertical-align="middle" draw:auto-grow-height="false" fo:min-height="0.988cm" fo:min-width="0.738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fill="none" draw:fill-color="#729fcf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0000"/>
      <style:paragraph-properties fo:text-align="center" style:writing-mode="lr-tb"/>
    </style:style>
    <style:style style:name="P3" style:family="paragraph">
      <loext:graphic-properties draw:fill-color="#ffff00"/>
      <style:paragraph-properties fo:text-align="center" style:writing-mode="lr-tb"/>
    </style:style>
    <style:style style:name="P4" style:family="paragraph">
      <loext:graphic-properties draw:fill-color="#00a933"/>
      <style:paragraph-properties fo:text-align="center" style:writing-mode="lr-tb"/>
    </style:style>
    <style:style style:name="P5" style:family="paragraph">
      <loext:graphic-properties draw:fill-color="#800080"/>
      <style:paragraph-properties fo:text-align="center" style:writing-mode="lr-tb"/>
    </style:style>
    <style:style style:name="P6" style:family="paragraph">
      <loext:graphic-properties draw:fill-color="#ffbf00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4" draw:id="id44" draw:layer="layout" svg:width="1.75cm" svg:height="1.75cm" svg:x="14cm" svg:y="18.25cm">
          <text:p text:style-name="P1">6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1.75cm" svg:height="1.75cm" svg:x="21.5cm" svg:y="18.75cm">
          <text:p text:style-name="P1">6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5cm" svg:height="1.75cm" svg:x="18.5cm" svg:y="12.5cm">
          <text:p text:style-name="P1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5cm" svg:height="1.75cm" svg:x="13cm" svg:y="14.75cm">
          <text:p text:style-name="P1">4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75cm" svg:height="1.75cm" svg:x="18.5cm" svg:y="14.75cm">
          <text:p text:style-name="P1">4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1" draw:id="id41" draw:layer="layout" svg:width="1.75cm" svg:height="1.75cm" svg:x="11.75cm" svg:y="21.5cm">
          <text:p text:style-name="P1">6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7" draw:id="id47" draw:layer="layout" svg:width="1.75cm" svg:height="1.75cm" svg:x="18.25cm" svg:y="22.5cm">
          <text:p text:style-name="P1">7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1.75cm" svg:height="1.75cm" svg:x="9cm" svg:y="18.25cm">
          <text:p text:style-name="P1">5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5" draw:id="id45" draw:layer="layout" svg:width="1.75cm" svg:height="1.75cm" svg:x="11.75cm" svg:y="19cm">
          <text:p text:style-name="P1">5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1.75cm" svg:height="1.75cm" svg:x="8.5cm" svg:y="14.75cm">
          <text:p text:style-name="P1">4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5cm" svg:height="1.75cm" svg:x="23.75cm" svg:y="14.75cm">
          <text:p text:style-name="P1">4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5cm" svg:height="1.75cm" svg:x="13.25cm" svg:y="10.25cm">
          <text:p text:style-name="P1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1.75cm" svg:height="1.75cm" svg:x="8cm" svg:y="11.25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1.75cm" svg:height="1.75cm" svg:x="5.25cm" svg:y="15.25cm">
          <text:p text:style-name="P1">4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1.75cm" svg:height="1.75cm" svg:x="5cm" svg:y="19cm">
          <text:p text:style-name="P1">5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6" draw:id="id36" draw:layer="layout" svg:width="1.75cm" svg:height="1.75cm" svg:x="1.272cm" svg:y="25.279cm">
          <text:p text:style-name="P1">7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1.75cm" svg:height="1.75cm" svg:x="24cm" svg:y="22cm">
          <text:p text:style-name="P1">7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3" draw:id="id53" draw:layer="layout" svg:width="1.75cm" svg:height="1.75cm" svg:x="24cm" svg:y="18.75cm">
          <text:p text:style-name="P1">6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5cm" svg:height="1.75cm" svg:x="23.25cm" svg:y="11.25cm">
          <text:p text:style-name="P1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1.75cm" svg:height="1.75cm" svg:x="18.5cm" svg:y="10.25cm">
          <text:p text:style-name="P1">3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1.75cm" svg:height="1.75cm" svg:x="4.25cm" svg:y="12.5cm">
          <text:p text:style-name="P1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1.75cm" svg:height="1.75cm" svg:x="2cm" svg:y="22.25cm">
          <text:p text:style-name="P1">6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2" draw:id="id62" draw:layer="layout" svg:width="1.75cm" svg:height="1.75cm" svg:x="30.75cm" svg:y="11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74" draw:id="id74" draw:layer="layout" svg:width="1.75cm" svg:height="1.75cm" svg:x="37cm" svg:y="17cm">
          <text:p text:style-name="P1">5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49" draw:id="id49" draw:layer="layout" svg:width="1.75cm" svg:height="1.75cm" svg:x="22cm" svg:y="24.75cm">
          <text:p text:style-name="P1">8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55" draw:id="id55" draw:layer="layout" svg:width="1.75cm" svg:height="1.75cm" svg:x="22.75cm" svg:y="16.5cm">
          <text:p text:style-name="P1">5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2" draw:id="id22" draw:layer="layout" svg:width="1.75cm" svg:height="1.75cm" svg:x="4.25cm" svg:y="9.25cm">
          <text:p text:style-name="P1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8" draw:id="id18" draw:layer="layout" svg:width="1.75cm" svg:height="1.75cm" svg:x="3.75cm" svg:y="2.2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5cm" svg:height="1.75cm" svg:x="11.25cm" svg:y="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5cm" svg:height="1.75cm" svg:x="13.5cm" svg:y="7.5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1.75cm" svg:height="1.75cm" svg:x="8.5cm" svg:y="5.25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5cm" svg:height="1.75cm" svg:x="17.5cm" svg:y="5.5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3" draw:id="id83" draw:layer="layout" svg:width="1.75cm" svg:height="1.75cm" svg:x="23.5cm" svg:y="5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5cm" svg:height="1.75cm" svg:x="15cm" svg:y="1.7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85" draw:id="id85" draw:layer="layout" svg:width="1.75cm" svg:height="1.75cm" svg:x="25.25cm" svg:y="7.25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3" draw:id="id43" draw:layer="layout" svg:width="1.75cm" svg:height="1.75cm" svg:x="16.25cm" svg:y="20cm">
          <text:p text:style-name="P1">6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8" draw:id="id48" draw:layer="layout" svg:width="1.75cm" svg:height="1.75cm" svg:x="21.25cm" svg:y="21.5cm">
          <text:p text:style-name="P1">7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9" draw:id="id69" draw:layer="layout" svg:width="1.75cm" svg:height="1.75cm" svg:x="34cm" svg:y="19.75cm">
          <text:p text:style-name="P1">6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8" draw:id="id58" draw:layer="layout" svg:width="1.75cm" svg:height="1.75cm" svg:x="32cm" svg:y="23.75cm">
          <text:p text:style-name="P1">8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1.75cm" svg:height="1.75cm" svg:x="26.5cm" svg:y="23.25cm">
          <text:p text:style-name="P1">7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72" draw:id="id72" draw:layer="layout" svg:width="1.75cm" svg:height="1.75cm" svg:x="38cm" svg:y="25cm">
          <text:p text:style-name="P1">8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7" draw:id="id57" draw:layer="layout" svg:width="1.75cm" svg:height="1.75cm" svg:x="30.25cm" svg:y="21cm">
          <text:p text:style-name="P1">7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6" draw:id="id46" draw:layer="layout" svg:width="1.75cm" svg:height="1.75cm" svg:x="16.5cm" svg:y="24.5cm">
          <text:p text:style-name="P1">8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1.75cm" svg:height="1.75cm" svg:x="25.75cm" svg:y="25.5cm">
          <text:p text:style-name="P1">8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6" draw:id="id66" draw:layer="layout" svg:width="1.75cm" svg:height="1.75cm" svg:x="26.75cm" svg:y="16.75cm">
          <text:p text:style-name="P1">5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1.75cm" svg:height="1.75cm" svg:x="3.5cm" svg:y="5.5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1.75cm" svg:height="1.75cm" svg:x="12.687cm" svg:y="25.576cm">
          <text:p text:style-name="P1">8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2" draw:id="id42" draw:layer="layout" svg:width="1.75cm" svg:height="1.75cm" svg:x="14.25cm" svg:y="22.25cm">
          <text:p text:style-name="P1">6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6" draw:id="id76" draw:layer="layout" svg:width="1.75cm" svg:height="1.75cm" svg:x="35.5cm" svg:y="8.5cm">
          <text:p text:style-name="P1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5" draw:id="id75" draw:layer="layout" svg:width="1.75cm" svg:height="1.75cm" svg:x="37.25cm" svg:y="11.5cm">
          <text:p text:style-name="P1">3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8" draw:id="id78" draw:layer="layout" svg:width="1.75cm" svg:height="1.75cm" svg:x="35.75cm" svg:y="1.7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7" draw:id="id77" draw:layer="layout" svg:width="1.75cm" svg:height="1.75cm" svg:x="37.5cm" svg:y="4.75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0" draw:id="id80" draw:layer="layout" svg:width="1.75cm" svg:height="1.75cm" svg:x="29.25cm" svg:y="3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9" draw:id="id79" draw:layer="layout" svg:width="1.75cm" svg:height="1.75cm" svg:x="31cm" svg:y="6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4" draw:id="id14" draw:layer="layout" svg:width="1.75cm" svg:height="1.75cm" svg:x="20.75cm" svg:y="2.7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1" draw:id="id81" draw:layer="layout" svg:width="1.75cm" svg:height="1.75cm" svg:x="27cm" svg:y="5.25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2" draw:id="id82" draw:layer="layout" svg:width="1.75cm" svg:height="1.75cm" svg:x="24.5cm" svg:y="1.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4" draw:id="id64" draw:layer="layout" svg:width="1.75cm" svg:height="1.75cm" svg:x="28.5cm" svg:y="14.25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3" draw:id="id73" draw:layer="layout" svg:width="1.75cm" svg:height="1.75cm" svg:x="34.75cm" svg:y="16.75cm">
          <text:p text:style-name="P1">5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5" draw:id="id65" draw:layer="layout" svg:width="1.75cm" svg:height="1.75cm" svg:x="32.25cm" svg:y="13cm">
          <text:p text:style-name="P1">4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5cm" svg:height="1.75cm" svg:x="22.75cm" svg:y="8.25cm">
          <text:p text:style-name="P1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5cm" svg:height="1.75cm" svg:x="20cm" svg:y="7.5cm">
          <text:p text:style-name="P1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4" draw:id="id84" draw:layer="layout" svg:width="1.75cm" svg:height="1.75cm" svg:x="25.25cm" svg:y="9.5cm">
          <text:p text:style-name="P1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1.75cm" svg:height="1.75cm" svg:x="7cm" svg:y="1.2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1.75cm" svg:height="1.75cm" svg:x="5.5cm" svg:y="4.25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5cm" svg:height="1.75cm" svg:x="8.75cm" svg:y="2.7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1.75cm" svg:height="1.75cm" svg:x="7.5cm" svg:y="7.75cm">
          <text:p text:style-name="P1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1.75cm" svg:height="1.75cm" svg:x="5.75cm" svg:y="10.75cm">
          <text:p text:style-name="P1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5cm" svg:height="1.75cm" svg:x="9.75cm" svg:y="9.5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1" draw:id="id61" draw:layer="layout" svg:width="1.75cm" svg:height="1.75cm" svg:x="27.8cm" svg:y="8.1cm">
          <text:p text:style-name="P1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0" draw:id="id60" draw:layer="layout" svg:width="1.75cm" svg:height="1.75cm" svg:x="27.75cm" svg:y="11cm">
          <text:p text:style-name="P1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3" draw:id="id63" draw:layer="layout" svg:width="1.75cm" svg:height="1.75cm" svg:x="30.8cm" svg:y="8.1cm">
          <text:p text:style-name="P1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7" draw:id="id67" draw:layer="layout" svg:width="1.75cm" svg:height="1.75cm" svg:x="29.25cm" svg:y="17.25cm">
          <text:p text:style-name="P1">5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6" draw:id="id56" draw:layer="layout" svg:width="1.75cm" svg:height="1.75cm" svg:x="27.75cm" svg:y="20.25cm">
          <text:p text:style-name="P1">7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8" draw:id="id68" draw:layer="layout" svg:width="1.75cm" svg:height="1.75cm" svg:x="31.5cm" svg:y="19cm">
          <text:p text:style-name="P1">6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0" draw:id="id70" draw:layer="layout" svg:width="1.75cm" svg:height="1.75cm" svg:x="36.5cm" svg:y="20.75cm">
          <text:p text:style-name="P1">7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9" draw:id="id59" draw:layer="layout" svg:width="1.75cm" svg:height="1.75cm" svg:x="35cm" svg:y="23.75cm">
          <text:p text:style-name="P1">8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1" draw:id="id71" draw:layer="layout" svg:width="1.75cm" svg:height="1.75cm" svg:x="38.75cm" svg:y="22.5cm">
          <text:p text:style-name="P1">7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7" draw:id="id37" draw:layer="layout" svg:width="1.75cm" svg:height="1.75cm" svg:x="6.5cm" svg:y="22.75cm">
          <text:p text:style-name="P1">6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1.75cm" svg:height="1.75cm" svg:x="5cm" svg:y="25.75cm">
          <text:p text:style-name="P1">7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1.75cm" svg:height="1.75cm" svg:x="8.75cm" svg:y="24.5cm">
          <text:p text:style-name="P1">8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1.75cm" svg:height="1.75cm" svg:x="2cm" svg:y="19.5cm">
          <text:p text:style-name="P1">5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31" draw:id="id31" draw:layer="layout" svg:width="1.75cm" svg:height="1.75cm" svg:x="2.25cm" svg:y="15cm">
          <text:p text:style-name="P1">4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1.75cm" svg:height="1.75cm" svg:x="1.5cm" svg:y="11.5cm">
          <text:p text:style-name="P1">3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1.75cm" svg:height="1.75cm" svg:x="1.75cm" svg:y="7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9.375cm" svg:y1="14.75cm" svg:x2="19.375cm" svg:y2="14.25cm" draw:start-shape="id1" draw:start-glue-point="0" draw:end-shape="id2" draw:end-glue-point="2" svg:d="M19375 14750v-500" svg:viewBox="0 0 1 501">
          <text:p/>
        </draw:connector>
        <draw:connector draw:style-name="gr7" draw:text-style-name="P7" draw:layer="layout" draw:type="line" svg:x1="19.375cm" svg:y1="12cm" svg:x2="19.375cm" svg:y2="12.5cm" draw:start-shape="id3" draw:end-shape="id2" draw:end-glue-point="0" svg:d="M19375 12000v500" svg:viewBox="0 0 1 501">
          <text:p/>
        </draw:connector>
        <draw:connector draw:style-name="gr7" draw:text-style-name="P7" draw:layer="layout" draw:type="line" svg:x1="18.5cm" svg:y1="11.125cm" svg:x2="15cm" svg:y2="11.125cm" draw:start-shape="id3" draw:start-glue-point="3" draw:end-shape="id4" draw:end-glue-point="1" svg:d="M18500 11125h-3500" svg:viewBox="0 0 3501 1">
          <text:p/>
        </draw:connector>
        <draw:connector draw:style-name="gr7" draw:text-style-name="P7" draw:layer="layout" draw:type="line" svg:x1="18.756cm" svg:y1="10.506cm" svg:x2="15.25cm" svg:y2="8.375cm" draw:start-shape="id3" draw:start-glue-point="5" draw:end-shape="id5" draw:end-glue-point="1" svg:d="M18756 10506l-3506-2131" svg:viewBox="0 0 3507 2132">
          <text:p/>
        </draw:connector>
        <draw:connector draw:style-name="gr7" draw:text-style-name="P7" draw:layer="layout" draw:type="line" svg:x1="19.375cm" svg:y1="10.25cm" svg:x2="18.375cm" svg:y2="7.25cm" draw:start-shape="id3" draw:start-glue-point="0" draw:end-shape="id6" draw:end-glue-point="8" svg:d="M19375 10250l-1000-3000" svg:viewBox="0 0 1001 3001">
          <text:p/>
        </draw:connector>
        <draw:connector draw:style-name="gr7" draw:text-style-name="P7" draw:layer="layout" draw:type="line" svg:x1="19.994cm" svg:y1="10.506cm" svg:x2="20.256cm" svg:y2="8.994cm" draw:start-shape="id3" draw:start-glue-point="11" draw:end-shape="id7" draw:end-glue-point="7" svg:d="M19994 10506l262-1512" svg:viewBox="0 0 263 1513">
          <text:p/>
        </draw:connector>
        <draw:connector draw:style-name="gr7" draw:text-style-name="P7" draw:layer="layout" draw:type="line" svg:x1="20.25cm" svg:y1="11.125cm" svg:x2="23.506cm" svg:y2="11.506cm" draw:start-shape="id3" draw:start-glue-point="10" draw:end-shape="id8" draw:end-glue-point="5" svg:d="M20250 11125l3256 381" svg:viewBox="0 0 3257 382">
          <text:p/>
        </draw:connector>
        <draw:connector draw:style-name="gr7" draw:text-style-name="P7" draw:layer="layout" draw:type="line" svg:x1="20.25cm" svg:y1="11.125cm" svg:x2="23.006cm" svg:y2="9.744cm" draw:start-shape="id3" draw:start-glue-point="10" draw:end-shape="id9" draw:end-glue-point="7" svg:d="M20250 11125l2756-1381" svg:viewBox="0 0 2757 1382">
          <text:p/>
        </draw:connector>
        <draw:connector draw:style-name="gr7" draw:text-style-name="P7" draw:layer="layout" draw:type="line" svg:x1="14.125cm" svg:y1="12cm" svg:x2="13.875cm" svg:y2="14.75cm" draw:start-shape="id4" draw:start-glue-point="8" draw:end-shape="id10" draw:end-glue-point="4" svg:d="M14125 12000l-250 2750" svg:viewBox="0 0 251 2751">
          <text:p/>
        </draw:connector>
        <draw:connector draw:style-name="gr7" draw:text-style-name="P7" draw:layer="layout" draw:type="line" svg:x1="18.756cm" svg:y1="11.744cm" svg:x2="14.494cm" svg:y2="15.006cm" draw:start-shape="id3" draw:start-glue-point="7" draw:end-shape="id10" draw:end-glue-point="11" svg:d="M18756 11744l-4262 3262" svg:viewBox="0 0 4263 3263">
          <text:p/>
        </draw:connector>
        <draw:connector draw:style-name="gr7" draw:text-style-name="P7" draw:layer="layout" draw:type="line" svg:x1="19.994cm" svg:y1="11.744cm" svg:x2="24.006cm" svg:y2="15.006cm" draw:start-shape="id3" draw:start-glue-point="9" draw:end-shape="id11" draw:end-glue-point="5" svg:d="M19994 11744l4012 3262" svg:viewBox="0 0 4013 3263">
          <text:p/>
        </draw:connector>
        <draw:connector draw:style-name="gr7" draw:text-style-name="P7" draw:layer="layout" draw:type="line" svg:x1="19.25cm" svg:y1="6.375cm" svg:x2="20.256cm" svg:y2="7.756cm" draw:start-shape="id6" draw:start-glue-point="10" draw:end-shape="id7" draw:end-glue-point="5" svg:d="M19250 6375l1006 1381" svg:viewBox="0 0 1007 1382">
          <text:p/>
        </draw:connector>
        <draw:connector draw:style-name="gr7" draw:text-style-name="P7" draw:layer="layout" draw:type="line" svg:x1="24.125cm" svg:y1="11.25cm" svg:x2="23.625cm" svg:y2="10cm" draw:start-shape="id8" draw:start-glue-point="4" draw:end-shape="id9" draw:end-glue-point="8" svg:d="M24125 11250l-500-1250" svg:viewBox="0 0 501 1251">
          <text:p/>
        </draw:connector>
        <draw:connector draw:style-name="gr7" draw:text-style-name="P7" draw:layer="layout" draw:type="line" svg:x1="13.25cm" svg:y1="11.125cm" svg:x2="11.5cm" svg:y2="10.375cm" draw:start-shape="id4" draw:start-glue-point="6" draw:end-shape="id12" draw:end-glue-point="10" svg:d="M13250 11125l-1750-750" svg:viewBox="0 0 1751 751">
          <text:p/>
        </draw:connector>
        <draw:connector draw:style-name="gr7" draw:text-style-name="P7" draw:layer="layout" draw:type="line" svg:x1="14.375cm" svg:y1="7.5cm" svg:x2="15.256cm" svg:y2="3.244cm" draw:start-shape="id5" draw:start-glue-point="4" draw:end-shape="id13" draw:end-glue-point="7" svg:d="M14375 7500l881-4256" svg:viewBox="0 0 882 4257">
          <text:p/>
        </draw:connector>
        <draw:connector draw:style-name="gr7" draw:text-style-name="P7" draw:layer="layout" draw:type="line" svg:x1="16.494cm" svg:y1="3.244cm" svg:x2="20.75cm" svg:y2="3.625cm" draw:start-shape="id13" draw:start-glue-point="9" draw:end-shape="id14" draw:end-glue-point="6" svg:d="M16494 3244l4256 381" svg:viewBox="0 0 4257 382">
          <text:p/>
        </draw:connector>
        <draw:connector draw:style-name="gr7" draw:text-style-name="P7" draw:layer="layout" draw:type="line" svg:x1="15cm" svg:y1="2.625cm" svg:x2="12.744cm" svg:y2="3.256cm" draw:start-shape="id13" draw:start-glue-point="6" draw:end-shape="id15" draw:end-glue-point="11" svg:d="M15000 2625l-2256 631" svg:viewBox="0 0 2257 632">
          <text:p/>
        </draw:connector>
        <draw:connector draw:style-name="gr7" draw:text-style-name="P7" draw:layer="layout" draw:type="line" svg:x1="11.25cm" svg:y1="3.875cm" svg:x2="10.5cm" svg:y2="3.625cm" draw:start-shape="id15" draw:start-glue-point="6" draw:end-shape="id16" draw:end-glue-point="10" svg:d="M11250 3875l-750-250" svg:viewBox="0 0 751 251">
          <text:p/>
        </draw:connector>
        <draw:connector draw:style-name="gr7" draw:text-style-name="P7" draw:layer="layout" draw:type="line" svg:x1="9.006cm" svg:y1="3.006cm" svg:x2="8.494cm" svg:y2="2.744cm" draw:start-shape="id16" draw:start-glue-point="5" draw:end-shape="id17" draw:end-glue-point="9" svg:d="M9006 3006l-512-262" svg:viewBox="0 0 513 263">
          <text:p/>
        </draw:connector>
        <draw:connector draw:style-name="gr7" draw:text-style-name="P7" draw:layer="layout" draw:type="line" svg:x1="7cm" svg:y1="2.125cm" svg:x2="5.244cm" svg:y2="2.506cm" draw:start-shape="id17" draw:start-glue-point="6" draw:end-shape="id18" draw:end-glue-point="11" svg:d="M7000 2125l-1756 381" svg:viewBox="0 0 1757 382">
          <text:p/>
        </draw:connector>
        <draw:connector draw:style-name="gr7" draw:text-style-name="P7" draw:layer="layout" draw:type="line" svg:x1="5.244cm" svg:y1="3.744cm" svg:x2="5.756cm" svg:y2="4.506cm" draw:start-shape="id18" draw:start-glue-point="9" draw:end-shape="id19" draw:end-glue-point="5" svg:d="M5244 3744l512 762" svg:viewBox="0 0 513 763">
          <text:p/>
        </draw:connector>
        <draw:connector draw:style-name="gr7" draw:text-style-name="P7" draw:layer="layout" draw:type="line" svg:x1="5.5cm" svg:y1="5.125cm" svg:x2="4.994cm" svg:y2="5.756cm" draw:start-shape="id19" draw:end-shape="id20" draw:end-glue-point="11" svg:d="M5500 5125l-506 631" svg:viewBox="0 0 507 632">
          <text:p/>
        </draw:connector>
        <draw:connector draw:style-name="gr7" draw:text-style-name="P7" draw:layer="layout" draw:type="line" svg:x1="3.756cm" svg:y1="6.994cm" svg:x2="3.244cm" svg:y2="7.256cm" draw:start-shape="id20" draw:start-glue-point="7" draw:end-shape="id21" draw:end-glue-point="11" svg:d="M3756 6994l-512 262" svg:viewBox="0 0 513 263">
          <text:p/>
        </draw:connector>
        <draw:connector draw:style-name="gr7" draw:text-style-name="P7" draw:layer="layout" draw:type="line" svg:x1="3.244cm" svg:y1="8.494cm" svg:x2="4.506cm" svg:y2="9.506cm" draw:start-shape="id21" draw:start-glue-point="9" draw:end-shape="id22" draw:end-glue-point="5" svg:d="M3244 8494l1262 1012" svg:viewBox="0 0 1263 1013">
          <text:p/>
        </draw:connector>
        <draw:connector draw:style-name="gr7" draw:text-style-name="P7" draw:layer="layout" draw:type="line" svg:x1="4.506cm" svg:y1="10.744cm" svg:x2="2.994cm" svg:y2="11.756cm" draw:start-shape="id22" draw:start-glue-point="7" draw:end-shape="id23" draw:end-glue-point="11" svg:d="M4506 10744l-1512 1012" svg:viewBox="0 0 1513 1013">
          <text:p/>
        </draw:connector>
        <draw:connector draw:style-name="gr7" draw:text-style-name="P7" draw:layer="layout" draw:type="line" svg:x1="3.25cm" svg:y1="12.375cm" svg:x2="4.506cm" svg:y2="12.756cm" draw:start-shape="id23" draw:start-glue-point="10" draw:end-shape="id24" draw:end-glue-point="5" svg:d="M3250 12375l1256 381" svg:viewBox="0 0 1257 382">
          <text:p/>
        </draw:connector>
        <draw:connector draw:style-name="gr7" draw:text-style-name="P7" draw:layer="layout" draw:type="line" svg:x1="10.006cm" svg:y1="9.756cm" svg:x2="8.994cm" svg:y2="9.244cm" draw:start-shape="id12" draw:start-glue-point="5" draw:end-shape="id25" draw:end-glue-point="9" svg:d="M10006 9756l-1012-512" svg:viewBox="0 0 1013 513">
          <text:p/>
        </draw:connector>
        <draw:connector draw:style-name="gr7" draw:text-style-name="P7" draw:layer="layout" draw:type="line" svg:x1="8.994cm" svg:y1="8.006cm" svg:x2="9.375cm" svg:y2="7cm" draw:start-shape="id25" draw:start-glue-point="11" draw:end-shape="id26" draw:end-glue-point="2" svg:d="M8994 8006l381-1006" svg:viewBox="0 0 382 1007">
          <text:p/>
        </draw:connector>
        <draw:connector draw:style-name="gr7" draw:text-style-name="P7" draw:layer="layout" draw:type="line" svg:x1="8.756cm" svg:y1="5.506cm" svg:x2="7.25cm" svg:y2="5.125cm" draw:start-shape="id26" draw:start-glue-point="5" draw:end-shape="id19" draw:end-glue-point="10" svg:d="M8756 5506l-1506-381" svg:viewBox="0 0 1507 382">
          <text:p/>
        </draw:connector>
        <draw:connector draw:style-name="gr7" draw:text-style-name="P7" draw:layer="layout" draw:type="line" svg:x1="10.006cm" svg:y1="10.994cm" svg:x2="9.494cm" svg:y2="11.506cm" draw:start-shape="id12" draw:start-glue-point="7" draw:end-shape="id27" draw:end-glue-point="11" svg:d="M10006 10994l-512 512" svg:viewBox="0 0 513 513">
          <text:p/>
        </draw:connector>
        <draw:connector draw:style-name="gr7" draw:text-style-name="P7" draw:layer="layout" draw:type="line" svg:x1="8cm" svg:y1="12.125cm" svg:x2="7.5cm" svg:y2="11.625cm" draw:start-shape="id27" draw:start-glue-point="6" draw:end-shape="id28" draw:end-glue-point="10" svg:d="M8000 12125l-500-500" svg:viewBox="0 0 501 501">
          <text:p/>
        </draw:connector>
        <draw:connector draw:style-name="gr7" draw:text-style-name="P7" draw:layer="layout" draw:type="line" svg:x1="10.25cm" svg:y1="15.625cm" svg:x2="13cm" svg:y2="15.625cm" draw:start-shape="id29" draw:start-glue-point="10" draw:end-shape="id10" draw:end-glue-point="3" svg:d="M10250 15625h2750" svg:viewBox="0 0 2751 1">
          <text:p/>
        </draw:connector>
        <draw:connector draw:style-name="gr7" draw:text-style-name="P7" draw:layer="layout" draw:type="line" svg:x1="8.5cm" svg:y1="15.625cm" svg:x2="7cm" svg:y2="16.125cm" draw:start-shape="id29" draw:start-glue-point="6" draw:end-shape="id30" draw:end-glue-point="10" svg:d="M8500 15625l-1500 500" svg:viewBox="0 0 1501 501">
          <text:p/>
        </draw:connector>
        <draw:connector draw:style-name="gr7" draw:text-style-name="P7" draw:layer="layout" draw:type="line" svg:x1="5.25cm" svg:y1="16.125cm" svg:x2="4cm" svg:y2="15.875cm" draw:start-shape="id30" draw:start-glue-point="6" draw:end-shape="id31" draw:end-glue-point="1" svg:d="M5250 16125l-1250-250" svg:viewBox="0 0 1251 251">
          <text:p/>
        </draw:connector>
        <draw:connector draw:style-name="gr7" draw:text-style-name="P7" draw:layer="layout" draw:type="line" svg:x1="4.506cm" svg:y1="13.994cm" svg:x2="3.744cm" svg:y2="15.256cm" draw:start-shape="id24" draw:start-glue-point="7" draw:end-shape="id31" draw:end-glue-point="11" svg:d="M4506 13994l-762 1262" svg:viewBox="0 0 763 1263">
          <text:p/>
        </draw:connector>
        <draw:connector draw:style-name="gr7" draw:text-style-name="P7" draw:layer="layout" draw:type="line" svg:x1="3.75cm" svg:y1="20.375cm" svg:x2="5cm" svg:y2="19.875cm" draw:start-shape="id32" draw:start-glue-point="10" draw:end-shape="id33" draw:end-glue-point="3" svg:d="M3750 20375l1250-500" svg:viewBox="0 0 1251 501">
          <text:p/>
        </draw:connector>
        <draw:connector draw:style-name="gr7" draw:text-style-name="P7" draw:layer="layout" draw:type="line" svg:x1="6.75cm" svg:y1="19.875cm" svg:x2="9cm" svg:y2="19.125cm" draw:start-shape="id33" draw:start-glue-point="10" draw:end-shape="id34" draw:end-glue-point="3" svg:d="M6750 19875l2250-750" svg:viewBox="0 0 2251 751">
          <text:p/>
        </draw:connector>
        <draw:connector draw:style-name="gr7" draw:text-style-name="P7" draw:layer="layout" draw:type="line" svg:x1="9.875cm" svg:y1="18.25cm" svg:x2="9.375cm" svg:y2="16.5cm" draw:start-shape="id34" draw:start-glue-point="4" draw:end-shape="id29" svg:d="M9875 18250l-500-1750" svg:viewBox="0 0 501 1751">
          <text:p/>
        </draw:connector>
        <draw:connector draw:style-name="gr7" draw:text-style-name="P7" draw:layer="layout" draw:type="line" svg:x1="10.494cm" svg:y1="18.506cm" svg:x2="13.256cm" svg:y2="16.244cm" draw:start-shape="id34" draw:start-glue-point="11" draw:end-shape="id10" draw:end-glue-point="7" svg:d="M10494 18506l2762-2262" svg:viewBox="0 0 2763 2263">
          <text:p/>
        </draw:connector>
        <draw:connector draw:style-name="gr7" draw:text-style-name="P7" draw:layer="layout" draw:type="line" svg:x1="2.875cm" svg:y1="21.25cm" svg:x2="2.875cm" svg:y2="22.25cm" draw:start-shape="id32" draw:start-glue-point="8" draw:end-shape="id35" draw:end-glue-point="0" svg:d="M2875 21250v1000" svg:viewBox="0 0 1 1001">
          <text:p/>
        </draw:connector>
        <draw:connector draw:style-name="gr7" draw:text-style-name="P7" draw:layer="layout" draw:type="line" svg:x1="2.256cm" svg:y1="23.744cm" svg:x2="2.147cm" svg:y2="25.279cm" draw:start-shape="id35" draw:start-glue-point="7" draw:end-shape="id36" draw:end-glue-point="4" svg:d="M2256 23744l-109 1535" svg:viewBox="0 0 110 1536">
          <text:p/>
        </draw:connector>
        <draw:connector draw:style-name="gr7" draw:text-style-name="P7" draw:layer="layout" draw:type="line" svg:x1="6.494cm" svg:y1="20.494cm" svg:x2="7.375cm" svg:y2="22.75cm" draw:start-shape="id33" draw:start-glue-point="9" draw:end-shape="id37" svg:d="M6494 20494l881 2256" svg:viewBox="0 0 882 2257">
          <text:p/>
        </draw:connector>
        <draw:connector draw:style-name="gr7" draw:text-style-name="P7" draw:layer="layout" draw:type="line" svg:x1="7.994cm" svg:y1="23.006cm" svg:x2="9.256cm" svg:y2="19.744cm" draw:start-shape="id37" draw:start-glue-point="11" draw:end-shape="id34" draw:end-glue-point="7" svg:d="M7994 23006l1262-3262" svg:viewBox="0 0 1263 3263">
          <text:p/>
        </draw:connector>
        <draw:connector draw:style-name="gr7" draw:text-style-name="P7" draw:layer="layout" draw:type="line" svg:x1="6.494cm" svg:y1="26.006cm" svg:x2="7.375cm" svg:y2="24.5cm" draw:start-shape="id38" draw:start-glue-point="11" draw:end-shape="id37" draw:end-glue-point="8" svg:d="M6494 26006l881-1506" svg:viewBox="0 0 882 1507">
          <text:p/>
        </draw:connector>
        <draw:connector draw:style-name="gr7" draw:text-style-name="P7" draw:layer="layout" draw:type="line" svg:x1="9.006cm" svg:y1="25.994cm" svg:x2="6.75cm" svg:y2="26.625cm" draw:start-shape="id39" draw:start-glue-point="7" draw:end-shape="id38" svg:d="M9006 25994l-2256 631" svg:viewBox="0 0 2257 632">
          <text:p/>
        </draw:connector>
        <draw:connector draw:style-name="gr7" draw:text-style-name="P7" draw:layer="layout" draw:type="line" svg:x1="10.5cm" svg:y1="25.375cm" svg:x2="12.687cm" svg:y2="26.451cm" draw:start-shape="id39" draw:start-glue-point="10" draw:end-shape="id40" draw:end-glue-point="6" svg:d="M10500 25375l2187 1076" svg:viewBox="0 0 2188 1077">
          <text:p/>
        </draw:connector>
        <draw:connector draw:style-name="gr7" draw:text-style-name="P7" draw:layer="layout" draw:type="line" svg:x1="13.562cm" svg:y1="25.576cm" svg:x2="12.625cm" svg:y2="23.25cm" draw:start-shape="id40" draw:start-glue-point="4" draw:end-shape="id41" draw:end-glue-point="8" svg:d="M13562 25576l-937-2326" svg:viewBox="0 0 938 2327">
          <text:p/>
        </draw:connector>
        <draw:connector draw:style-name="gr7" draw:text-style-name="P7" draw:layer="layout" draw:type="line" svg:x1="13.5cm" svg:y1="22.375cm" svg:x2="14.25cm" svg:y2="23.125cm" draw:start-shape="id41" draw:start-glue-point="10" draw:end-shape="id42" svg:d="M13500 22375l750 750" svg:viewBox="0 0 751 751">
          <text:p/>
        </draw:connector>
        <draw:connector draw:style-name="gr7" draw:text-style-name="P7" draw:layer="layout" draw:type="line" svg:x1="15.744cm" svg:y1="22.506cm" svg:x2="16.506cm" svg:y2="21.494cm" draw:start-shape="id42" draw:start-glue-point="11" draw:end-shape="id43" draw:end-glue-point="7" svg:d="M15744 22506l762-1012" svg:viewBox="0 0 763 1013">
          <text:p/>
        </draw:connector>
        <draw:connector draw:style-name="gr7" draw:text-style-name="P7" draw:layer="layout" draw:type="line" svg:x1="16.506cm" svg:y1="20.256cm" svg:x2="15.75cm" svg:y2="19.125cm" draw:start-shape="id43" draw:start-glue-point="5" draw:end-shape="id44" draw:end-glue-point="10" svg:d="M16506 20256l-756-1131" svg:viewBox="0 0 757 1132">
          <text:p/>
        </draw:connector>
        <draw:connector draw:style-name="gr7" draw:text-style-name="P7" draw:layer="layout" draw:type="line" svg:x1="14cm" svg:y1="19.125cm" svg:x2="13.5cm" svg:y2="19.875cm" draw:start-shape="id44" draw:end-shape="id45" svg:d="M14000 19125l-500 750" svg:viewBox="0 0 501 751">
          <text:p/>
        </draw:connector>
        <draw:connector draw:style-name="gr7" draw:text-style-name="P7" draw:layer="layout" draw:type="line" svg:x1="12.625cm" svg:y1="20.75cm" svg:x2="12.625cm" svg:y2="21.5cm" draw:start-shape="id45" draw:start-glue-point="8" draw:end-shape="id41" svg:d="M12625 20750v750" svg:viewBox="0 0 1 751">
          <text:p/>
        </draw:connector>
        <draw:connector draw:style-name="gr7" draw:text-style-name="P7" draw:layer="layout" draw:type="line" svg:x1="17.994cm" svg:y1="24.756cm" svg:x2="19.125cm" svg:y2="24.25cm" draw:start-shape="id46" draw:start-glue-point="11" draw:end-shape="id47" svg:d="M17994 24756l1131-506" svg:viewBox="0 0 1132 507">
          <text:p/>
        </draw:connector>
        <draw:connector draw:style-name="gr7" draw:text-style-name="P7" draw:layer="layout" draw:type="line" svg:x1="15.744cm" svg:y1="23.744cm" svg:x2="16.756cm" svg:y2="24.756cm" draw:start-shape="id42" draw:start-glue-point="9" draw:end-shape="id46" draw:end-glue-point="5" svg:d="M15744 23744l1012 1012" svg:viewBox="0 0 1013 1013">
          <text:p/>
        </draw:connector>
        <draw:connector draw:style-name="gr7" draw:text-style-name="P7" draw:layer="layout" draw:type="line" svg:x1="20cm" svg:y1="23.375cm" svg:x2="21.25cm" svg:y2="22.375cm" draw:start-shape="id47" draw:start-glue-point="10" draw:end-shape="id48" draw:end-glue-point="6" svg:d="M20000 23375l1250-1000" svg:viewBox="0 0 1251 1001">
          <text:p/>
        </draw:connector>
        <draw:connector draw:style-name="gr7" draw:text-style-name="P7" draw:layer="layout" draw:type="line" svg:x1="22.125cm" svg:y1="23.25cm" svg:x2="22.875cm" svg:y2="24.75cm" draw:start-shape="id48" draw:start-glue-point="8" draw:end-shape="id49" draw:end-glue-point="0" svg:d="M22125 23250l750 1500" svg:viewBox="0 0 751 1501">
          <text:p/>
        </draw:connector>
        <draw:connector draw:style-name="gr7" draw:text-style-name="P7" draw:layer="layout" draw:type="line" svg:x1="23.75cm" svg:y1="25.625cm" svg:x2="25.75cm" svg:y2="26.375cm" draw:start-shape="id49" draw:end-shape="id50" draw:end-glue-point="3" svg:d="M23750 25625l2000 750" svg:viewBox="0 0 2001 751">
          <text:p/>
        </draw:connector>
        <draw:connector draw:style-name="gr7" draw:text-style-name="P7" draw:layer="layout" draw:type="line" svg:x1="27.244cm" svg:y1="25.756cm" svg:x2="27.375cm" svg:y2="25cm" draw:start-shape="id50" draw:start-glue-point="11" draw:end-shape="id51" draw:end-glue-point="2" svg:d="M27244 25756l131-756" svg:viewBox="0 0 132 757">
          <text:p/>
        </draw:connector>
        <draw:connector draw:style-name="gr7" draw:text-style-name="P7" draw:layer="layout" draw:type="line" svg:x1="26.756cm" svg:y1="23.506cm" svg:x2="25.75cm" svg:y2="22.875cm" draw:start-shape="id51" draw:start-glue-point="5" draw:end-shape="id52" draw:end-glue-point="1" svg:d="M26756 23506l-1006-631" svg:viewBox="0 0 1007 632">
          <text:p/>
        </draw:connector>
        <draw:connector draw:style-name="gr7" draw:text-style-name="P7" draw:layer="layout" draw:type="line" svg:x1="24.875cm" svg:y1="22cm" svg:x2="24.875cm" svg:y2="20.5cm" draw:start-shape="id52" draw:start-glue-point="4" draw:end-shape="id53" draw:end-glue-point="8" svg:d="M24875 22000v-1500" svg:viewBox="0 0 1 1501">
          <text:p/>
        </draw:connector>
        <draw:connector draw:style-name="gr7" draw:text-style-name="P7" draw:layer="layout" draw:type="line" svg:x1="21.5cm" svg:y1="19.625cm" svg:x2="14.75cm" svg:y2="15.625cm" draw:start-shape="id54" draw:start-glue-point="6" draw:end-shape="id10" svg:d="M21500 19625l-6750-4000" svg:viewBox="0 0 6751 4001">
          <text:p/>
        </draw:connector>
        <draw:connector draw:style-name="gr7" draw:text-style-name="P7" draw:layer="layout" draw:type="line" svg:x1="23.25cm" svg:y1="19.625cm" svg:x2="24cm" svg:y2="19.625cm" draw:start-shape="id54" draw:end-shape="id53" svg:d="M23250 19625h750" svg:viewBox="0 0 751 1">
          <text:p/>
        </draw:connector>
        <draw:connector draw:style-name="gr7" draw:text-style-name="P7" draw:layer="layout" draw:type="line" svg:x1="22.994cm" svg:y1="19.006cm" svg:x2="23.625cm" svg:y2="18.25cm" draw:start-shape="id54" draw:start-glue-point="11" draw:end-shape="id55" draw:end-glue-point="2" svg:d="M22994 19006l631-756" svg:viewBox="0 0 632 757">
          <text:p/>
        </draw:connector>
        <draw:connector draw:style-name="gr7" draw:text-style-name="P7" draw:layer="layout" draw:type="line" svg:x1="29.5cm" svg:y1="21.125cm" svg:x2="30.25cm" svg:y2="21.875cm" draw:start-shape="id56" draw:end-shape="id57" svg:d="M29500 21125l750 750" svg:viewBox="0 0 751 751">
          <text:p/>
        </draw:connector>
        <draw:connector draw:style-name="gr7" draw:text-style-name="P7" draw:layer="layout" draw:type="line" svg:x1="32cm" svg:y1="21.875cm" svg:x2="32.875cm" svg:y2="23.75cm" draw:start-shape="id57" draw:start-glue-point="1" draw:end-shape="id58" draw:end-glue-point="0" svg:d="M32000 21875l875 1875" svg:viewBox="0 0 876 1876">
          <text:p/>
        </draw:connector>
        <draw:connector draw:style-name="gr7" draw:text-style-name="P7" draw:layer="layout" draw:type="line" svg:x1="33.75cm" svg:y1="24.625cm" svg:x2="35cm" svg:y2="24.625cm" draw:start-shape="id58" draw:start-glue-point="10" draw:end-shape="id59" draw:end-glue-point="3" svg:d="M33750 24625h1250" svg:viewBox="0 0 1251 1">
          <text:p/>
        </draw:connector>
        <draw:connector draw:style-name="gr7" draw:text-style-name="P7" draw:layer="layout" draw:type="line" svg:x1="28.625cm" svg:y1="11cm" svg:x2="28.675cm" svg:y2="9.85cm" draw:start-shape="id60" draw:end-shape="id61" draw:end-glue-point="8" svg:d="M28625 11000l50-1150" svg:viewBox="0 0 51 1151">
          <text:p/>
        </draw:connector>
        <draw:connector draw:style-name="gr7" draw:text-style-name="P7" draw:layer="layout" draw:type="line" svg:x1="29.5cm" svg:y1="11.875cm" svg:x2="30.75cm" svg:y2="11.875cm" draw:start-shape="id60" draw:end-shape="id62" draw:end-glue-point="3" svg:d="M29500 11875h1250" svg:viewBox="0 0 1251 1">
          <text:p/>
        </draw:connector>
        <draw:connector draw:style-name="gr7" draw:text-style-name="P7" draw:layer="layout" draw:type="line" svg:x1="31.625cm" svg:y1="11cm" svg:x2="31.675cm" svg:y2="9.85cm" draw:start-shape="id62" draw:start-glue-point="4" draw:end-shape="id63" draw:end-glue-point="2" svg:d="M31625 11000l50-1150" svg:viewBox="0 0 51 1151">
          <text:p/>
        </draw:connector>
        <draw:connector draw:style-name="gr7" draw:text-style-name="P7" draw:layer="layout" draw:type="line" svg:x1="30.8cm" svg:y1="8.975cm" svg:x2="29.55cm" svg:y2="8.975cm" draw:start-shape="id63" draw:start-glue-point="6" draw:end-shape="id61" draw:end-glue-point="1" svg:d="M30800 8975h-1250" svg:viewBox="0 0 1251 1">
          <text:p/>
        </draw:connector>
        <draw:connector draw:style-name="gr7" draw:text-style-name="P7" draw:layer="layout" draw:type="line" svg:x1="29.375cm" svg:y1="14.25cm" svg:x2="32.25cm" svg:y2="13.875cm" draw:start-shape="id64" draw:start-glue-point="0" draw:end-shape="id65" draw:end-glue-point="3" svg:d="M29375 14250l2875-375" svg:viewBox="0 0 2876 376">
          <text:p/>
        </draw:connector>
        <draw:connector draw:style-name="gr7" draw:text-style-name="P7" draw:layer="layout" draw:type="line" svg:x1="28.5cm" svg:y1="15.125cm" svg:x2="25.5cm" svg:y2="15.625cm" draw:start-shape="id64" draw:end-shape="id11" draw:end-glue-point="1" svg:d="M28500 15125l-3000 500" svg:viewBox="0 0 3001 501">
          <text:p/>
        </draw:connector>
        <draw:connector draw:style-name="gr7" draw:text-style-name="P7" draw:layer="layout" draw:type="line" svg:x1="28.244cm" svg:y1="17.006cm" svg:x2="29.375cm" svg:y2="16cm" draw:start-shape="id66" draw:start-glue-point="11" draw:end-shape="id64" draw:end-glue-point="2" svg:d="M28244 17006l1131-1006" svg:viewBox="0 0 1132 1007">
          <text:p/>
        </draw:connector>
        <draw:connector draw:style-name="gr7" draw:text-style-name="P7" draw:layer="layout" draw:type="line" svg:x1="28.5cm" svg:y1="17.625cm" svg:x2="29.25cm" svg:y2="18.125cm" draw:start-shape="id66" draw:start-glue-point="10" draw:end-shape="id67" svg:d="M28500 17625l750 500" svg:viewBox="0 0 751 501">
          <text:p/>
        </draw:connector>
        <draw:connector draw:style-name="gr7" draw:text-style-name="P7" draw:layer="layout" draw:type="line" svg:x1="27.006cm" svg:y1="18.244cm" svg:x2="24.875cm" svg:y2="18.75cm" draw:start-shape="id66" draw:start-glue-point="7" draw:end-shape="id53" svg:d="M27006 18244l-2131 506" svg:viewBox="0 0 2132 507">
          <text:p/>
        </draw:connector>
        <draw:connector draw:style-name="gr7" draw:text-style-name="P7" draw:layer="layout" draw:type="line" svg:x1="31cm" svg:y1="18.125cm" svg:x2="32.375cm" svg:y2="19cm" draw:start-shape="id67" draw:end-shape="id68" draw:end-glue-point="0" svg:d="M31000 18125l1375 875" svg:viewBox="0 0 1376 876">
          <text:p/>
        </draw:connector>
        <draw:connector draw:style-name="gr7" draw:text-style-name="P7" draw:layer="layout" draw:type="line" svg:x1="33.25cm" svg:y1="19.875cm" svg:x2="34cm" svg:y2="20.625cm" draw:start-shape="id68" draw:start-glue-point="10" draw:end-shape="id69" draw:end-glue-point="3" svg:d="M33250 19875l750 750" svg:viewBox="0 0 751 751">
          <text:p/>
        </draw:connector>
        <draw:connector draw:style-name="gr7" draw:text-style-name="P7" draw:layer="layout" draw:type="line" svg:x1="35.75cm" svg:y1="20.625cm" svg:x2="36.756cm" svg:y2="21.006cm" draw:start-shape="id69" draw:end-shape="id70" draw:end-glue-point="5" svg:d="M35750 20625l1006 381" svg:viewBox="0 0 1007 382">
          <text:p/>
        </draw:connector>
        <draw:connector draw:style-name="gr7" draw:text-style-name="P7" draw:layer="layout" draw:type="line" svg:x1="37.994cm" svg:y1="22.244cm" svg:x2="39.006cm" svg:y2="22.756cm" draw:start-shape="id70" draw:start-glue-point="9" draw:end-shape="id71" draw:end-glue-point="5" svg:d="M37994 22244l1012 512" svg:viewBox="0 0 1013 513">
          <text:p/>
        </draw:connector>
        <draw:connector draw:style-name="gr7" draw:text-style-name="P7" draw:layer="layout" draw:type="line" svg:x1="36.75cm" svg:y1="24.625cm" svg:x2="38.875cm" svg:y2="25cm" draw:start-shape="id59" draw:end-shape="id72" svg:d="M36750 24625l2125 375" svg:viewBox="0 0 2126 376">
          <text:p/>
        </draw:connector>
        <draw:connector draw:style-name="gr7" draw:text-style-name="P7" draw:layer="layout" draw:type="line" svg:x1="39.494cm" svg:y1="25.256cm" svg:x2="39.625cm" svg:y2="24.25cm" draw:start-shape="id72" draw:start-glue-point="11" draw:end-shape="id71" draw:end-glue-point="2" svg:d="M39494 25256l131-1006" svg:viewBox="0 0 132 1007">
          <text:p/>
        </draw:connector>
        <draw:connector draw:style-name="gr7" draw:text-style-name="P7" draw:layer="layout" draw:type="line" svg:x1="30.506cm" svg:y1="22.494cm" svg:x2="27.244cm" svg:y2="26.994cm" draw:start-shape="id57" draw:start-glue-point="7" draw:end-shape="id50" draw:end-glue-point="9" svg:d="M30506 22494l-3262 4500" svg:viewBox="0 0 3263 4501">
          <text:p/>
        </draw:connector>
        <draw:connector draw:style-name="gr7" draw:text-style-name="P7" draw:layer="layout" draw:type="line" svg:x1="34.875cm" svg:y1="19.75cm" svg:x2="35.006cm" svg:y2="18.244cm" draw:start-shape="id69" draw:start-glue-point="4" draw:end-shape="id73" draw:end-glue-point="7" svg:d="M34875 19750l131-1506" svg:viewBox="0 0 132 1507">
          <text:p/>
        </draw:connector>
        <draw:connector draw:style-name="gr7" draw:text-style-name="P7" draw:layer="layout" draw:type="line" svg:x1="36.5cm" svg:y1="17.625cm" svg:x2="37cm" svg:y2="17.875cm" draw:start-shape="id73" draw:start-glue-point="1" draw:end-shape="id74" draw:end-glue-point="3" svg:d="M36500 17625l500 250" svg:viewBox="0 0 501 251">
          <text:p/>
        </draw:connector>
        <draw:connector draw:style-name="gr7" draw:text-style-name="P7" draw:layer="layout" draw:type="line" svg:x1="37.875cm" svg:y1="17cm" svg:x2="38.125cm" svg:y2="13.25cm" draw:start-shape="id74" draw:end-shape="id75" draw:end-glue-point="2" svg:d="M37875 17000l250-3750" svg:viewBox="0 0 251 3751">
          <text:p/>
        </draw:connector>
        <draw:connector draw:style-name="gr7" draw:text-style-name="P7" draw:layer="layout" draw:type="line" svg:x1="38.125cm" svg:y1="11.5cm" svg:x2="37.25cm" svg:y2="9.375cm" draw:start-shape="id75" draw:end-shape="id76" draw:end-glue-point="1" svg:d="M38125 11500l-875-2125" svg:viewBox="0 0 876 2126">
          <text:p/>
        </draw:connector>
        <draw:connector draw:style-name="gr7" draw:text-style-name="P7" draw:layer="layout" draw:type="line" svg:x1="36.994cm" svg:y1="8.756cm" svg:x2="38.375cm" svg:y2="6.5cm" draw:start-shape="id76" draw:start-glue-point="11" draw:end-shape="id77" svg:d="M36994 8756l1381-2256" svg:viewBox="0 0 1382 2257">
          <text:p/>
        </draw:connector>
        <draw:connector draw:style-name="gr7" draw:text-style-name="P7" draw:layer="layout" draw:type="line" svg:x1="37.756cm" svg:y1="5.006cm" svg:x2="37.244cm" svg:y2="3.244cm" draw:start-shape="id77" draw:start-glue-point="5" draw:end-shape="id78" draw:end-glue-point="9" svg:d="M37756 5006l-512-1762" svg:viewBox="0 0 513 1763">
          <text:p/>
        </draw:connector>
        <draw:connector draw:style-name="gr7" draw:text-style-name="P7" draw:layer="layout" draw:type="line" svg:x1="36.006cm" svg:y1="3.244cm" svg:x2="32.494cm" svg:y2="6.256cm" draw:start-shape="id78" draw:start-glue-point="7" draw:end-shape="id79" draw:end-glue-point="11" svg:d="M36006 3244l-3512 3012" svg:viewBox="0 0 3513 3013">
          <text:p/>
        </draw:connector>
        <draw:connector draw:style-name="gr7" draw:text-style-name="P7" draw:layer="layout" draw:type="line" svg:x1="31.256cm" svg:y1="6.256cm" svg:x2="30.744cm" svg:y2="4.494cm" draw:start-shape="id79" draw:start-glue-point="5" draw:end-shape="id80" draw:end-glue-point="9" svg:d="M31256 6256l-512-1762" svg:viewBox="0 0 513 1763">
          <text:p/>
        </draw:connector>
        <draw:connector draw:style-name="gr7" draw:text-style-name="P7" draw:layer="layout" draw:type="line" svg:x1="30.125cm" svg:y1="4.75cm" svg:x2="28.494cm" svg:y2="5.506cm" draw:start-shape="id80" draw:end-shape="id81" draw:end-glue-point="11" svg:d="M30125 4750l-1631 756" svg:viewBox="0 0 1632 757">
          <text:p/>
        </draw:connector>
        <draw:connector draw:style-name="gr7" draw:text-style-name="P7" draw:layer="layout" draw:type="line" svg:x1="27.256cm" svg:y1="5.506cm" svg:x2="25.994cm" svg:y2="2.994cm" draw:start-shape="id81" draw:start-glue-point="5" draw:end-shape="id82" draw:end-glue-point="9" svg:d="M27256 5506l-1262-2512" svg:viewBox="0 0 1263 2513">
          <text:p/>
        </draw:connector>
        <draw:connector draw:style-name="gr7" draw:text-style-name="P7" draw:layer="layout" draw:type="line" svg:x1="26.25cm" svg:y1="2.375cm" svg:x2="29.506cm" svg:y2="3.256cm" draw:start-shape="id82" draw:start-glue-point="10" draw:end-shape="id80" draw:end-glue-point="5" svg:d="M26250 2375l3256 881" svg:viewBox="0 0 3257 882">
          <text:p/>
        </draw:connector>
        <draw:connector draw:style-name="gr7" draw:text-style-name="P7" draw:layer="layout" draw:type="line" svg:x1="25.375cm" svg:y1="3.25cm" svg:x2="24.375cm" svg:y2="5cm" draw:start-shape="id82" draw:start-glue-point="8" draw:end-shape="id83" svg:d="M25375 3250l-1000 1750" svg:viewBox="0 0 1001 1751">
          <text:p/>
        </draw:connector>
        <draw:connector draw:style-name="gr7" draw:text-style-name="P7" draw:layer="layout" draw:type="line" svg:x1="23.756cm" svg:y1="5.256cm" svg:x2="22.244cm" svg:y2="4.244cm" draw:start-shape="id83" draw:start-glue-point="5" draw:end-shape="id14" draw:end-glue-point="9" svg:d="M23756 5256l-1512-1012" svg:viewBox="0 0 1513 1013">
          <text:p/>
        </draw:connector>
        <draw:connector draw:style-name="gr7" draw:text-style-name="P7" draw:layer="layout" draw:type="line" svg:x1="24.744cm" svg:y1="11.506cm" svg:x2="26.125cm" svg:y2="11.25cm" draw:start-shape="id8" draw:start-glue-point="11" draw:end-shape="id84" draw:end-glue-point="2" svg:d="M24744 11506l1381-256" svg:viewBox="0 0 1382 257">
          <text:p/>
        </draw:connector>
        <draw:connector draw:style-name="gr7" draw:text-style-name="P7" draw:layer="layout" draw:type="line" svg:x1="26.125cm" svg:y1="9.5cm" svg:x2="26.125cm" svg:y2="9cm" draw:start-shape="id84" draw:start-glue-point="4" draw:end-shape="id85" draw:end-glue-point="8" svg:d="M26125 9500v-500" svg:viewBox="0 0 1 501">
          <text:p/>
        </draw:connector>
        <draw:connector draw:style-name="gr7" draw:text-style-name="P7" draw:layer="layout" draw:type="line" svg:x1="25.506cm" svg:y1="7.506cm" svg:x2="18.994cm" svg:y2="5.756cm" draw:start-shape="id85" draw:start-glue-point="5" draw:end-shape="id6" draw:end-glue-point="11" svg:d="M25506 7506l-6512-1750" svg:viewBox="0 0 6513 1751">
          <text:p/>
        </draw:connector>
        <draw:custom-shape draw:style-name="gr1" draw:text-style-name="P1" xml:id="id86" draw:id="id86" draw:layer="layout" svg:width="1.75cm" svg:height="1.75cm" svg:x="33.75cm" svg:y="6.5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35.5cm" svg:y1="7.375cm" svg:x2="35.756cm" svg:y2="8.756cm" draw:start-shape="id86" draw:start-glue-point="1" draw:end-shape="id76" draw:end-glue-point="5" svg:d="M35500 7375l256 1381" svg:viewBox="0 0 257 1382">
          <text:p/>
        </draw:connector>
        <draw:connector draw:style-name="gr8" draw:text-style-name="P8" draw:layer="layout" draw:type="line" svg:x1="33.75cm" svg:y1="7.375cm" svg:x2="32.75cm" svg:y2="6.875cm" draw:start-shape="id86" draw:start-glue-point="6" draw:end-shape="id79" svg:d="M33750 7375l-1000-500" svg:viewBox="0 0 1001 501">
          <text:p/>
        </draw:connector>
        <draw:custom-shape draw:style-name="gr3" draw:text-style-name="P3" xml:id="id87" draw:id="id87" draw:layer="layout" svg:width="1.75cm" svg:height="1.75cm" svg:x="35.25cm" svg:y="4.25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36.125cm" svg:y1="4.25cm" svg:x2="36.625cm" svg:y2="3.5cm" draw:start-shape="id87" draw:start-glue-point="4" draw:end-shape="id78" svg:d="M36125 4250l500-750" svg:viewBox="0 0 501 7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8T18:45:21.827684651</meta:creation-date>
    <dc:date>2021-06-09T17:58:23.089767873</dc:date>
    <meta:editing-duration>PT21M42S</meta:editing-duration>
    <meta:editing-cycles>3</meta:editing-cycles>
    <meta:generator>LibreOffice/7.0.4.2$Linux_X86_64 LibreOffice_project/00$Build-2</meta:generator>
    <meta:document-statistic meta:object-count="188"/>
  </office:meta>
</office:document-meta>
</file>